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6.179cm"/>
    </style:style>
    <style:style style:name="co7" style:family="table-column">
      <style:table-column-properties fo:break-before="auto" style:column-width="7.844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633cm"/>
    </style:style>
    <style:style style:name="co10" style:family="table-column">
      <style:table-column-properties fo:break-before="auto" style:column-width="10.927cm"/>
    </style:style>
    <style:style style:name="co5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85cm"/>
    </style:style>
    <style:style style:name="co13" style:family="table-column">
      <style:table-column-properties fo:break-before="auto" style:column-width="18.59cm"/>
    </style:style>
    <style:style style:name="co14" style:family="table-column">
      <style:table-column-properties fo:break-before="auto" style:column-width="12.778cm"/>
    </style:style>
    <style:style style:name="co15" style:family="table-column">
      <style:table-column-properties fo:break-before="auto" style:column-width="14.6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none" fo:border-left="0.088cm solid #000000" fo:border-right="none" fo:border-top="0.088cm solid #000000"/>
    </style:style>
    <style:style style:name="ce17" style:family="table-cell" style:parent-style-name="Default">
      <style:table-cell-properties fo:border-bottom="none" fo:border-left="0.088cm solid #000000" fo:border-right="none" fo:border-top="none"/>
    </style:style>
    <style:style style:name="ce18" style:family="table-cell" style:parent-style-name="Default">
      <style:table-cell-properties fo:border-bottom="0.088cm solid #000000" fo:border-left="0.088cm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fo:border-bottom="0.088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88cm solid #000000" fo:border-top="0.088cm solid #000000"/>
    </style:style>
    <style:style style:name="ce22" style:family="table-cell" style:parent-style-name="Default">
      <style:table-cell-properties fo:border-bottom="none" fo:border-left="none" fo:border-right="0.088cm solid #000000" fo:border-top="none"/>
    </style:style>
    <style:style style:name="ce23" style:family="table-cell" style:parent-style-name="Default">
      <style:table-cell-properties fo:border-bottom="0.088cm solid #000000" fo:border-left="none" fo:border-right="0.088cm solid #000000" fo:border-top="none"/>
    </style:style>
    <style:style style:name="ce24" style:family="table-cell" style:parent-style-name="Default">
      <style:table-cell-properties fo:border="none"/>
    </style:style>
    <style:style style:name="ce10" style:family="table-cell" style:parent-style-name="Heading1">
      <style:table-cell-properties fo:border="0.002cm solid #000000"/>
    </style:style>
    <style:style style:name="ce11" style:family="table-cell" style:parent-style-name="Default">
      <style:table-cell-properties fo:background-color="#aecf00" fo:border="0.002cm solid #000000"/>
    </style:style>
    <style:style style:name="ce12" style:family="table-cell" style:parent-style-name="Default">
      <style:table-cell-properties fo:background-color="#ffcc99" fo:border="0.002cm solid #000000"/>
    </style:style>
    <style:style style:name="ce13" style:family="table-cell" style:parent-style-name="Default">
      <style:table-cell-properties fo:background-color="transparent" fo:border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aecf00"/>
    </style:style>
    <style:style style:name="ce25" style:family="table-cell" style:parent-style-name="Heading1">
      <style:table-cell-properties fo:wrap-option="wrap" fo:border="0.002cm solid #000000"/>
    </style:style>
    <style:style style:name="ce26" style:family="table-cell" style:parent-style-name="Default">
      <style:table-cell-properties fo:background-color="#aecf00" fo:wrap-option="wrap" fo:border="0.002cm solid #000000"/>
    </style:style>
    <style:style style:name="ce27" style:family="table-cell" style:parent-style-name="Default">
      <style:table-cell-properties fo:background-color="#ffcc99" fo:wrap-option="wrap" fo:border="0.002cm solid #000000"/>
    </style:style>
    <style:style style:name="ce28" style:family="table-cell" style:parent-style-name="Default">
      <style:table-cell-properties fo:background-color="transparent" fo:wrap-option="wrap" fo:border="0.002cm solid #000000"/>
    </style:style>
    <style:style style:name="ce29" style:family="table-cell" style:parent-style-name="Default">
      <style:table-cell-properties fo:wrap-option="wrap" fo:border="0.002cm solid #000000"/>
    </style:style>
    <style:style style:name="ce30" style:family="table-cell" style:parent-style-name="Default">
      <style:table-cell-properties fo:background-color="#aecf00" fo:wrap-option="wrap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aecf00" fo:border="0.002cm solid #000000"/>
      <style:text-properties style:use-window-font-color="true" style:font-name="Arial1" style:font-name-asian="AR PL UMing HK" style:font-name-complex="Arial1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table table:name="Contenu" table:style-name="ta1" table:print="false">
        <table:table-column table:style-name="co12" table:default-cell-style-name="Default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5" table:number-columns-repeated="1020" table:default-cell-style-name="Default"/>
        <table:table-row table:style-name="ro1">
          <table:table-cell table:style-name="ce10" office:value-type="string">
            <text:p>CG</text:p>
          </table:table-cell>
          <table:table-cell table:style-name="ce25" office:value-type="string">
            <text:p>Sujet</text:p>
          </table:table-cell>
          <table:table-cell table:style-name="ce10" office:value-type="string">
            <text:p>Origine</text:p>
          </table:table-cell>
          <table:table-cell table:style-name="ce10" office:value-type="string">
            <text:p>Résultat</text:p>
          </table:table-cell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les champs pour les courriers EP,</text:p>
          </table:table-cell>
          <table:table-cell table:style-name="ce11" office:value-type="string">
            <text:p>Mail de Arnaud Auzolat du 26/10/2011 18:2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le rang de passage en EP dans les dossiers sélectionnables pour passer en EP,</text:p>
          </table:table-cell>
          <table:table-cell table:style-name="ce11" office:value-type="string">
            <text:p>Mail de Arnaud Auzolat du 26/10/2011 18:25</text:p>
          </table:table-cell>
          <table:table-cell table:style-name="ce11" office:value-type="string">
            <text:p>Fait pour Nonrespectsanctionep93 et Signalementep93</text:p>
          </table:table-cell>
          <table:table-cell table:number-columns-repeated="1020"/>
        </table:table-row>
        <table:table-row table:style-name="ro4">
          <table:table-cell table:style-name="ce11" office:value-type="float" office:value="93">
            <text:p>93</text:p>
          </table:table-cell>
          <table:table-cell table:style-name="ce26" office:value-type="string">
            <text:p>l'ajout des origines des demandes de suspension (radié de PE, non renouvellement du CER, non contractualisation) dans l'onglet en question</text:p>
          </table:table-cell>
          <table:table-cell table:style-name="ce11" office:value-type="string">
            <text:p>Mail de Arnaud Auzolat du 26/10/2011 18:2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2" office:value-type="float" office:value="93">
            <text:p>93</text:p>
          </table:table-cell>
          <table:table-cell table:style-name="ce27" office:value-type="string">
            <text:p>Spécifications manquantes pour les courriers de décision (Signalementep93, Contratcomplexeep93)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table:style-name="ce12" office:value-type="string">
            <text:p>Tous</text:p>
          </table:table-cell>
          <table:table-cell table:style-name="ce27" office:value-type="string">
            <text:p>Supprimer les fichichiers app/models/nonorientationproep.php, app/models/regressionorientationep.php, app/models/signalementep.php FIXME : + les svn del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Erratum, mauvais fichier concernant les cohortes d'orientation 9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tification_orientstruct_relance1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/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tification_contratinsertion_relance1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/>
          <table:table-cell table:style-name="ce33" table:number-columns-repeated="1020"/>
        </table:table-row>
        <table:table-row table:style-name="ro1">
          <table:table-cell table:style-name="ce12" office:value-type="float" office:value="93">
            <text:p>93</text:p>
          </table:table-cell>
          <table:table-cell table:style-name="ce27" office:value-type="string">
            <text:p>Courrier prioritaire : notification_radiepe_relance1.odt</text:p>
          </table:table-cell>
          <table:table-cell table:style-name="ce12" office:value-type="string">
            <text:p>20111018 - Courriers a revoir DSI et Adullact.xls</text:p>
          </table:table-cell>
          <table:table-cell table:style-name="ce12" office:value-type="string">
            <text:p>N'existe pas</text:p>
          </table:table-cell>
          <table:table-cell table:style-name="ce33" table:number-columns-repeated="1020"/>
        </table:table-row>
        <table:table-row table:style-name="ro1">
          <table:table-cell table:style-name="ce13" office:value-type="float" office:value="93">
            <text:p>93</text:p>
          </table:table-cell>
          <table:table-cell table:style-name="ce28" office:value-type="string">
            <text:p>Courrier prioritaire : XXXXXXXXXXXX/convocationep_participant.odt</text:p>
          </table:table-cell>
          <table:table-cell table:style-name="ce13" office:value-type="string">
            <text:p>20111018 - Courriers a revoir DSI et Adullact.xls</text:p>
          </table:table-cell>
          <table:table-cell table:style-name="ce13" office:value-type="string">
            <text:p>Voir point 1.a . de 20111024 - Relevé de décision réunion SIS CESDI DSI ADULLACT.doc</text:p>
          </table:table-cell>
          <table:table-cell table:style-name="ce33" table:number-columns-repeated="1020"/>
        </table:table-row>
        <table:table-row table:style-name="ro1">
          <table:table-cell table:style-name="ce13" office:value-type="float" office:value="93">
            <text:p>93</text:p>
          </table:table-cell>
          <table:table-cell table:style-name="ce28" office:value-type="string">
            <text:p>Courrier prioritaire : Commissionep/ordredujour_participant_93.odt</text:p>
          </table:table-cell>
          <table:table-cell table:style-name="ce13" office:value-type="string">
            <text:p>20111018 - Courriers a revoir DSI et Adullact.xls</text:p>
          </table:table-cell>
          <table:table-cell table:style-name="ce13"/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nrespectsanctionep93/decision_delai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/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nrespectsanctionep93/decision_reduction_pdv</text:p>
          </table:table-cell>
          <table:table-cell table:style-name="ce11" office:value-type="string">
            <text:p>20111018 - Courriers a revoir DSI et Adullact.xls</text:p>
          </table:table-cell>
          <table:table-cell table:style-name="ce32" office:value-type="string">
            <text:p>Date Relance2 ne s'affiche pas ? (passagecommissionep_impressionconvocation)</text:p>
          </table:table-cell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nrespectsanctionep93/decision_reduction_ppae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32" office:value-type="string">
            <text:p>Date Relance2 ne s'affiche pas ? (passagecommissionep_impressionconvocation)</text:p>
          </table:table-cell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Nonrespectsanctionep93/decision_remobilisation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 office:value-type="string">
            <text:p>remobilisation = annule, Nonrespectsanctionep93/decision_remobilisation.odt</text:p>
          </table:table-cell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decision_cg_annule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 office:value-type="string">
            <text:p><text:s/>XXXXXXXXXXXX/decision_annule.odt</text:p>
          </table:table-cell>
          <table:table-cell table:style-name="ce33"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Courrier prioritaire : decision_cg_reporte.odt</text:p>
          </table:table-cell>
          <table:table-cell table:style-name="ce11" office:value-type="string">
            <text:p>20111018 - Courriers a revoir DSI et Adullact.xls</text:p>
          </table:table-cell>
          <table:table-cell table:style-name="ce11" office:value-type="string">
            <text:p><text:s/>XXXXXXXXXXXX/decision_reporte.odt</text:p>
          </table:table-cell>
          <table:table-cell table:style-name="ce33" table:number-columns-repeated="1020"/>
        </table:table-row>
        <table:table-row table:style-name="ro5">
          <table:table-cell table:style-name="ce11" office:value-type="float" office:value="93">
            <text:p>93</text:p>
          </table:table-cell>
          <table:table-cell table:style-name="ce26" office:value-type="string">
            <text:p>1.a. Remplacer le courrier générique de convocation au 1er passage en EP qui s’appelle « convocationep_beneficiaire.odt » par les courriers envoyés par le SIS par type de public.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Contratcomplexeep93/convocationep_beneficiaire.odt</text:p>
            <text:p>Nonorientationproep93/convocationep_beneficiaire.odt</text:p>
            <text:p>Nonrespectsanctionep93/convocationep_beneficiaire.odt</text:p>
            <text:p>Reorientationep93/convocationep_beneficiaire.odt</text:p>
            <text:p>Signalementep93/convocationep_beneficiaire.odt</text:p>
          </table:table-cell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1.b. Mettre à disposition du CG93 un champ de courrier « Date_impression_convocation_EP »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passagecommissionep_impressionconvocation</text:p>
          </table:table-cell>
          <table:table-cell table:number-columns-repeated="1020"/>
        </table:table-row>
        <table:table-row table:style-name="ro4">
          <table:table-cell table:style-name="ce11" office:value-type="float" office:value="93">
            <text:p>93</text:p>
          </table:table-cell>
          <table:table-cell table:style-name="ce26" office:value-type="string">
            <text:p>1.c. Le champ de courrier « Date_impression_convocation_EP » <text:s/>sera utilisé pour tous les courriers de décision dans « Arbitrage CG ».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passagecommissionep_impressionconvocation</text:p>
          </table:table-cell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1.d. Dans le courrier «ordredujour_participant_93 » le bloc « adresse » ne s’affichent pas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Passer le patch patch-2.0-rc19-4.sql (lignes 13 à18)</text:p>
          </table:table-cell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26" office:value-type="string">
            <text:p>1.e. Dans le courrier « decision_accepte_poleemploi.odt », la date de l’EP génère des chiffres et non une date.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/>
          <table:table-cell table:number-columns-repeated="1020"/>
        </table:table-row>
        <table:table-row table:style-name="ro4">
          <table:table-cell table:style-name="ce11" office:value-type="float" office:value="93">
            <text:p>93</text:p>
          </table:table-cell>
          <table:table-cell table:style-name="ce26" office:value-type="string">
            <text:p>2. Dans la commission EP, au moment de la constitution de l’ordre du jour (sélection des bénéficiaires), il faut faire afficher « le Rang de passage en EP » afin de faciliter la sélection des dossiers.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Fait pour Nonrespectsanctionep93 et Signalementep93</text:p>
          </table:table-cell>
          <table:table-cell table:number-columns-repeated="1020"/>
        </table:table-row>
        <table:table-row table:style-name="ro4">
          <table:table-cell table:style-name="ce11" office:value-type="float" office:value="93">
            <text:p>93</text:p>
          </table:table-cell>
          <table:table-cell table:style-name="ce26" office:value-type="string">
            <text:p>4.a. Pour le courrier « ordredujour_participant_93.odt » et « convocationep_participant.odt », mettre à disposition du CG93 les champs de courrier suivants : « adresse_mail_commission_EP »</text:p>
          </table:table-cell>
          <table:table-cell table:style-name="ce11" office:value-type="string">
            <text:p>20111024 - Relevé de décision réunion SIS CESDI DSI ADULLACT.doc</text:p>
          </table:table-cell>
          <table:table-cell table:style-name="ce11" office:value-type="string">
            <text:p>commissionep_ep_adressemail</text:p>
          </table:table-cell>
          <table:table-cell table:number-columns-repeated="1020"/>
        </table:table-row>
        <table:table-row table:style-name="ro4">
          <table:table-cell table:style-name="ce14" office:value-type="float" office:value="93">
            <text:p>93</text:p>
          </table:table-cell>
          <table:table-cell table:style-name="ce29" office:value-type="string">
            <text:p>4.b. Suite à l’arbitrage EP, demande de reformuler le motif de décision dans les courriers suivants (cf les modèles et les propositions de formulation) : Parcours social sans réorientation, Contrat complexe, Non respect du CER.</text:p>
          </table:table-cell>
          <table:table-cell table:style-name="ce13" office:value-type="string">
            <text:p>20111024 - Relevé de décision réunion SIS CESDI DSI ADULLACT.doc</text:p>
          </table:table-cell>
          <table:table-cell table:style-name="ce14"/>
          <table:table-cell table:number-columns-repeated="1020"/>
        </table:table-row>
        <table:table-row table:style-name="ro6">
          <table:table-cell table:style-name="ce14" office:value-type="float" office:value="93">
            <text:p>93</text:p>
          </table:table-cell>
          <table:table-cell table:style-name="ce29" office:value-type="string">
            <text:p>6. A l'étape 2. « Constitution de la commission », Dans Synthèse, on a la possibilité d'imprimer la Fiche synthétique. Ce courrier est le même qu'à l'étape 3 " Arbitrage d'une commission d'EP". Serait-il possible d'avoir 2 courriers différents avec les mêmes codes champs?</text:p>
          </table:table-cell>
          <table:table-cell table:style-name="ce13" office:value-type="string">
            <text:p>20111024 - Relevé de décision réunion SIS CESDI DSI ADULLACT.doc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1" office:value-type="string">
            <text:p>Tous</text:p>
          </table:table-cell>
          <table:table-cell table:style-name="ce26" office:value-type="string">
            <text:p>Ajout du champ modeleodt_path aux données passées aux éditions, lorsque debug &gt; 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Tous</text:p>
          </table:table-cell>
          <table:table-cell table:style-name="ce26" office:value-type="string">
            <text:p>Ajout des champs du foyer et de l'utilisateur aux données passées aux éditions</text:p>
          </table:table-cell>
          <table:table-cell table:style-name="ce11" table:number-columns-repeated="2"/>
          <table:table-cell table:number-columns-repeated="1020"/>
        </table:table-row>
        <table:table-row table:style-name="ro7">
          <table:table-cell table:style-name="ce11" office:value-type="float" office:value="93">
            <text:p>93</text:p>
          </table:table-cell>
          <table:table-cell table:style-name="ce26" office:value-type="string">
            <text:p>Remettre le CER dans l'état dans lequel il était en version 2.0.6</text:p>
          </table:table-cell>
          <table:table-cell table:style-name="ce11" office:value-type="string">
            <text:p>Mail de Sammy « Re: [Fwd: nouveau CER et V2.0.7] » du 14/11/2011 à 17:39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5" office:value-type="string">
            <text:p>Tous</text:p>
          </table:table-cell>
          <table:table-cell table:style-name="ce30" office:value-type="string">
            <text:p>Simplification du code des thématiques d'EP, amélioration des performances (courriers) pour les thématiques d'EP</text:p>
          </table:table-cell>
          <table:table-cell table:style-name="ce15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mps convocation 93" table:style-name="ta1" table:print="false"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1">
          <table:table-cell table:style-name="ce16" office:value-type="string">
            <text:p>Toutes</text:p>
          </table:table-cell>
          <table:table-cell table:style-name="ce19" office:value-type="string">
            <text:p>passagecommissionep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egagri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Toutes</text:p>
          </table:table-cell>
          <table:table-cell table:style-name="ce20" office:value-type="string">
            <text:p>modeleodt_path</text:p>
          </table:table-cell>
          <table:table-cell table:style-name="ce20" office:value-type="string">
            <text:p>text</text:p>
          </table:table-cell>
          <table:table-cell table:style-name="ce23" office:value-type="string">
            <text:p>SSI debug &gt; 0</text:p>
          </table:table-cell>
        </table:table-row>
        <table:table-row table:style-name="ro1">
          <table:table-cell table:style-name="ce16" office:value-type="string">
            <text:p>CER complexes</text:p>
          </table:table-cell>
          <table:table-cell table:style-name="ce19" office:value-type="string">
            <text:p>contratcomplexe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CER complexe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Parcours Social sans réorientation</text:p>
          </table:table-cell>
          <table:table-cell table:style-name="ce19" office:value-type="string">
            <text:p>nonorientationpro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Parcours Social sans réorientation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Demandes de suspension</text:p>
          </table:table-cell>
          <table:table-cell table:style-name="ce19" office:value-type="string">
            <text:p>nonrespectsanc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rg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activ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table:style-name="ce18" office:value-type="string">
            <text:p>Demandes de suspension</text:p>
          </table:table-cell>
          <table:table-cell table:style-name="ce20" office:value-type="string">
            <text:p>nonrespectsanctionep93_historiqueetatpe_id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Réorientations</text:p>
          </table:table-cell>
          <table:table-cell table:style-name="ce19" office:value-type="string">
            <text:p>reorienta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atedemand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tifreorient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es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lloca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rg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Réorientation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Non respect du CER</text:p>
          </table:table-cell>
          <table:table-cell table:style-name="ce19" office:value-type="string">
            <text:p>signalement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ran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Non respect du CER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</table:table>
      <table:table table:name="Champs décisions 93" table:style-name="ta1" table:print="false">
        <table:table-column table:style-name="co6" table:default-cell-style-name="ce17"/>
        <table:table-column table:style-name="co10" table:default-cell-style-name="Default"/>
        <table:table-column table:style-name="co5" table:default-cell-style-name="Default"/>
        <table:table-column table:style-name="co9" table:default-cell-style-name="ce22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1">
          <table:table-cell table:style-name="ce16" office:value-type="string">
            <text:p>Toutes</text:p>
          </table:table-cell>
          <table:table-cell table:style-name="ce19" office:value-type="string">
            <text:p>passagecommissionep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egagri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rg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dtem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typ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Toutes</text:p>
          </table:table-cell>
          <table:table-cell table:style-name="ce20" office:value-type="string">
            <text:p>modeleodt_path</text:p>
          </table:table-cell>
          <table:table-cell table:style-name="ce20" office:value-type="string">
            <text:p>text</text:p>
          </table:table-cell>
          <table:table-cell table:style-name="ce23" office:value-type="string">
            <text:p>SSI debug &gt; 0</text:p>
          </table:table-cell>
        </table:table-row>
        <table:table-row table:style-name="ro1">
          <table:table-cell table:style-name="ce16" office:value-type="string">
            <text:p>CER complexes</text:p>
          </table:table-cell>
          <table:table-cell table:style-name="ce19" office:value-type="string">
            <text:p>contratcomplexe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CER complexe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Parcours Social sans réorientation</text:p>
          </table:table-cell>
          <table:table-cell table:style-name="ce19" office:value-type="string">
            <text:p>nonorientationpro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filtre_zone_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ntratengage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Parcours Social sans réorientation</text:p>
          </table:table-cell>
          <table:table-cell table:style-name="ce20" office:value-type="string">
            <text:p>decisionnonorientationproep93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Demandes de suspension</text:p>
          </table:table-cell>
          <table:table-cell table:style-name="ce19" office:value-type="string">
            <text:p>nonrespectsanc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rg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activ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atedelaisuppl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ntantredu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ureesursi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atefinsursis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isdebutsanc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prop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val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impres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d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f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validat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reat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modifi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motif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type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typenotif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receptionpd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rigine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hoix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envoi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rev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ech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aut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nonadmi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ategoriegener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ategoriedet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scompl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s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bservationo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etatdossier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reat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modifi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rgpayeu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haspie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nformation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dentifiant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da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et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co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Demandes de suspension</text:p>
          </table:table-cell>
          <table:table-cell table:style-name="ce20" office:value-type="string">
            <text:p>structurereferente_typeorient_actif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Réorientations</text:p>
          </table:table-cell>
          <table:table-cell table:style-name="ce19" office:value-type="string">
            <text:p>reorienta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atedemand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tifreorient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es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lloca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rg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numero_pos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em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fon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Réorientations</text:p>
          </table:table-cell>
          <table:table-cell table:style-name="ce20" office:value-type="string">
            <text:p>decisionreorientationep93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3">
          <table:table-cell table:style-name="ce16" office:value-type="string">
            <text:p>Non respect du CER</text:p>
          </table:table-cell>
          <table:table-cell table:style-name="ce19" office:value-type="string">
            <text:p>signalement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ate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ran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dossierep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datedelaisuppl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etap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ecis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ntantredu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ureesursi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ommentai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ecisionpc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user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table:style-name="ce24" office:value-type="string">
            <text:p>structurereferente_numtel</text:p>
          </table:table-cell>
          <table:table-cell table:style-name="ce24"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table:style-name="ce18" office:value-type="string">
            <text:p>Non respect du CER</text:p>
          </table:table-cell>
          <table:table-cell table:style-name="ce20" office:value-type="string">
            <text:p>typeorient_actif</text:p>
          </table:table-cell>
          <table:table-cell table:style-name="ce20" office:value-type="string">
            <text:p>text</text:p>
          </table:table-cell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vertical-align="top" style:vertical-justify="auto"/>
      <style:paragraph-properties css3t:text-justify="auto"/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5/11/2011</text:date>, <text:time>18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11-14T14:32:15</meta:creation-date>
    <meta:generator>LibreOffice/3.3$Linux LibreOffice_project/330m19$Build-202</meta:generator>
    <dc:date>2011-11-15T18:13:12</dc:date>
    <dc:creator>Christian Buffin</dc:creator>
    <meta:editing-duration>PT4H43M9S</meta:editing-duration>
    <meta:editing-cycles>95</meta:editing-cycles>
    <meta:printed-by>Christian Buffin</meta:printed-by>
    <meta:print-date>2011-11-15T09:41:40</meta:print-date>
    <meta:document-statistic meta:table-count="3" meta:cell-count="3523" meta:object-count="0"/>
  </office:meta>
</office:document-meta>
</file>